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text-properties fo:font-size="40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39pt" style:font-size-asian="39pt" style:font-size-complex="39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416cm" svg:height="2.228cm" svg:x="0.762cm" svg:y="0.762cm">
          <draw:text-box>
            <text:p text:style-name="P1"><text:span text:style-name="T1">Rounding of decimal digits</text:span></text:p>
          </draw:text-box>
        </draw:frame>
        <draw:frame draw:style-name="gr1" draw:text-style-name="P3" draw:layer="layout" svg:width="27.178cm" svg:height="17.506cm" svg:x="0.508cm" svg:y="3.068cm">
          <draw:text-box>
            <text:p><text:span text:style-name="T2">I actually don't know what algorithm this fool uses to round the digits. It takes 16 rounded digits after decimal points.</text:span></text:p>
            <text:p><text:span text:style-name="T3"/></text:p>
            <text:p><text:span text:style-name="T3">&gt;&gt;&gt;print 6.666666666666666666666</text:span></text:p>
            <text:p><text:span text:style-name="T3">6.6666666666666667</text:span></text:p>
            <text:p><text:span text:style-name="T3"/></text:p>
            <text:p><text:span text:style-name="T3">But I don't know what kind of rounding is this-</text:span></text:p>
            <text:p><text:span text:style-name="T3">&gt;&gt;&gt; print 2.222222222222222222222</text:span></text:p>
            <text:p><text:span text:style-name="T3">2.22222222222222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1"><text:span text:style-name="T1">Rounding of decimal digits</text:span></text:p>
          </draw:text-box>
        </draw:frame>
        <draw:frame draw:style-name="gr1" draw:text-style-name="P3" draw:layer="layout" svg:width="27.178cm" svg:height="16.041cm" svg:x="0.508cm" svg:y="3.068cm">
          <draw:text-box>
            <text:p><text:span text:style-name="T3">Or this-</text:span></text:p>
            <text:p><text:span text:style-name="T3">&gt;&gt;&gt;print 5.555555555555555555555</text:span></text:p>
            <text:p><text:span text:style-name="T3">5.555555555555555</text:span></text:p>
            <text:p><text:span text:style-name="T3"/></text:p>
            <text:p><text:span text:style-name="T3">Even this-</text:span></text:p>
            <text:p><text:span text:style-name="T3">&gt;&gt;&gt;print 3.33333333333333333333333</text:span></text:p>
            <text:p><text:span text:style-name="T3">3.3333333333333335</text:span></text:p>
            <text:p><text:span text:style-name="T3"/></text:p>
            <text:p><text:span text:style-name="T3">Even, in the last case, it took 16 digits after decimal poi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5"><text:span text:style-name="T1">Rounding of decimal digits</text:span></text:p>
          </draw:text-box>
        </draw:frame>
        <draw:frame draw:style-name="gr1" draw:text-style-name="P3" draw:layer="layout" svg:width="27.178cm" svg:height="8.146cm" svg:x="0.508cm" svg:y="3.068cm">
          <draw:text-box>
            <text:p text:style-name="P6"><text:span text:style-name="T3">Or this-</text:span></text:p>
            <text:p text:style-name="P6"><text:span text:style-name="T3">&gt;&gt;&gt;print 8.888888888888888888888888</text:span></text:p>
            <text:p text:style-name="P6"><text:span text:style-name="T3">8.88888888888889</text:span></text:p>
            <text:p text:style-name="P6"><text:span text:style-name="T3"/></text:p>
            <text:p text:style-name="P6"><text:span text:style-name="T3">(here, it took 14 digits after decimal point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17:40:26.712374963</meta:creation-date>
    <dc:date>2015-10-12T18:07:23.531518994</dc:date>
    <meta:editing-duration>PT6M24S</meta:editing-duration>
    <meta:editing-cycles>8</meta:editing-cycles>
    <meta:generator>LibreOffice/4.2.7.2$Linux_X86_64 LibreOffice_project/420m0$Build-2</meta:generator>
    <meta:document-statistic meta:object-count="33"/>
  </office:meta>
</office:document-meta>
</file>